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49ef" officeooo:paragraph-rsid="001b49ef"/>
    </style:style>
    <style:style style:name="P2" style:family="paragraph" style:parent-style-name="Standard">
      <style:text-properties officeooo:rsid="001db1ad" officeooo:paragraph-rsid="001db1ad"/>
    </style:style>
    <style:style style:name="P3" style:family="paragraph" style:parent-style-name="Standard">
      <style:text-properties officeooo:rsid="0020c6f9" officeooo:paragraph-rsid="0020c6f9"/>
    </style:style>
    <style:style style:name="P4" style:family="paragraph" style:parent-style-name="Standard">
      <style:text-properties officeooo:rsid="00247ecd" officeooo:paragraph-rsid="00247ecd"/>
    </style:style>
    <style:style style:name="P5" style:family="paragraph" style:parent-style-name="Standard">
      <style:text-properties officeooo:rsid="00279475" officeooo:paragraph-rsid="00279475"/>
    </style:style>
    <style:style style:name="P6" style:family="paragraph" style:parent-style-name="Standard">
      <style:text-properties fo:font-size="14pt" fo:font-weight="bold" officeooo:rsid="0026723c" officeooo:paragraph-rsid="0026723c" style:font-size-asian="14pt" style:font-weight-asian="bold" style:font-size-complex="14pt" style:font-weight-complex="bold"/>
    </style:style>
    <style:style style:name="P7" style:family="paragraph" style:parent-style-name="Standard">
      <style:text-properties fo:font-size="14pt" fo:font-weight="bold" officeooo:rsid="002ffea3" officeooo:paragraph-rsid="002ffea3" style:font-size-asian="14pt" style:font-weight-asian="bold" style:font-size-complex="14pt" style:font-weight-complex="bold"/>
    </style:style>
    <style:style style:name="P8" style:family="paragraph" style:parent-style-name="Standard">
      <style:text-properties fo:font-size="14pt" fo:font-weight="bold" officeooo:rsid="00328f8f" officeooo:paragraph-rsid="00328f8f" style:font-size-asian="14pt" style:font-weight-asian="bold" style:font-size-complex="14pt" style:font-weight-complex="bold"/>
    </style:style>
    <style:style style:name="P9" style:family="paragraph" style:parent-style-name="Standard">
      <style:text-properties fo:font-size="14pt" fo:font-weight="bold" officeooo:rsid="003bb2f8" officeooo:paragraph-rsid="003bb2f8" style:font-size-asian="14pt" style:font-weight-asian="bold" style:font-size-complex="14pt" style:font-weight-complex="bold"/>
    </style:style>
    <style:style style:name="P10" style:family="paragraph" style:parent-style-name="Standard">
      <style:text-properties fo:font-weight="bold" officeooo:rsid="00411de8" officeooo:paragraph-rsid="00411de8" style:font-weight-asian="bold" style:font-weight-complex="bold"/>
    </style:style>
    <style:style style:name="P11" style:family="paragraph" style:parent-style-name="Standard">
      <style:text-properties fo:font-weight="bold" officeooo:rsid="00464c66" officeooo:paragraph-rsid="00464c66" style:font-weight-asian="bold" style:font-weight-complex="bold"/>
    </style:style>
    <style:style style:name="P12" style:family="paragraph" style:parent-style-name="Standard">
      <style:paragraph-properties fo:text-align="center" style:justify-single-word="false"/>
      <style:text-properties fo:font-size="16pt" fo:font-weight="bold" officeooo:rsid="001b49ef" officeooo:paragraph-rsid="001b49ef" style:font-size-asian="16pt" style:font-weight-asian="bold" style:font-size-complex="16pt" style:font-weight-complex="bold"/>
    </style:style>
    <style:style style:name="P13" style:family="paragraph" style:parent-style-name="Standard">
      <style:text-properties officeooo:rsid="00285141" officeooo:paragraph-rsid="00285141"/>
    </style:style>
    <style:style style:name="P14" style:family="paragraph" style:parent-style-name="Standard">
      <style:text-properties officeooo:rsid="002d612d" officeooo:paragraph-rsid="002d612d"/>
    </style:style>
    <style:style style:name="P15" style:family="paragraph" style:parent-style-name="Standard">
      <style:text-properties officeooo:rsid="002f97af" officeooo:paragraph-rsid="002f97af"/>
    </style:style>
    <style:style style:name="P16" style:family="paragraph" style:parent-style-name="Standard">
      <style:text-properties officeooo:rsid="002ffea3" officeooo:paragraph-rsid="002ffea3"/>
    </style:style>
    <style:style style:name="P17" style:family="paragraph" style:parent-style-name="Standard">
      <style:text-properties officeooo:rsid="002ffea3" officeooo:paragraph-rsid="00346567"/>
    </style:style>
    <style:style style:name="P18" style:family="paragraph" style:parent-style-name="Standard">
      <style:text-properties officeooo:rsid="0032a5e3" officeooo:paragraph-rsid="0032a5e3"/>
    </style:style>
    <style:style style:name="P19" style:family="paragraph" style:parent-style-name="Standard">
      <style:text-properties officeooo:rsid="0033b121" officeooo:paragraph-rsid="0033b121"/>
    </style:style>
    <style:style style:name="P20" style:family="paragraph" style:parent-style-name="Standard">
      <style:text-properties officeooo:rsid="00346567" officeooo:paragraph-rsid="00346567"/>
    </style:style>
    <style:style style:name="P21" style:family="paragraph" style:parent-style-name="Standard">
      <style:text-properties officeooo:rsid="003629f0" officeooo:paragraph-rsid="003629f0"/>
    </style:style>
    <style:style style:name="P22" style:family="paragraph" style:parent-style-name="Standard">
      <style:text-properties officeooo:rsid="003b9956" officeooo:paragraph-rsid="003b9956"/>
    </style:style>
    <style:style style:name="P23" style:family="paragraph" style:parent-style-name="Standard">
      <style:text-properties officeooo:rsid="003bb2f8" officeooo:paragraph-rsid="003bb2f8"/>
    </style:style>
    <style:style style:name="P24" style:family="paragraph" style:parent-style-name="Standard">
      <style:text-properties officeooo:rsid="003cb9b2" officeooo:paragraph-rsid="003cb9b2"/>
    </style:style>
    <style:style style:name="P25" style:family="paragraph" style:parent-style-name="Standard">
      <style:text-properties officeooo:rsid="003f0a43" officeooo:paragraph-rsid="003f0a43"/>
    </style:style>
    <style:style style:name="P26" style:family="paragraph" style:parent-style-name="Standard">
      <style:text-properties officeooo:rsid="00411de8" officeooo:paragraph-rsid="00411de8"/>
    </style:style>
    <style:style style:name="P27" style:family="paragraph" style:parent-style-name="Standard">
      <style:text-properties officeooo:rsid="00422477" officeooo:paragraph-rsid="00422477"/>
    </style:style>
    <style:style style:name="P28" style:family="paragraph" style:parent-style-name="Standard">
      <style:text-properties officeooo:rsid="00436187" officeooo:paragraph-rsid="00436187"/>
    </style:style>
    <style:style style:name="P29" style:family="paragraph" style:parent-style-name="Standard">
      <style:text-properties officeooo:rsid="00464c66" officeooo:paragraph-rsid="00464c66"/>
    </style:style>
    <style:style style:name="P30" style:family="paragraph" style:parent-style-name="Standard">
      <style:text-properties officeooo:rsid="0048c551" officeooo:paragraph-rsid="0048c551"/>
    </style:style>
    <style:style style:name="P31" style:family="paragraph" style:parent-style-name="Standard">
      <style:text-properties officeooo:rsid="004b9586" officeooo:paragraph-rsid="004b9586"/>
    </style:style>
    <style:style style:name="P32" style:family="paragraph" style:parent-style-name="Standard">
      <style:text-properties officeooo:rsid="004d5b72" officeooo:paragraph-rsid="004d5b72"/>
    </style:style>
    <style:style style:name="P33" style:family="paragraph" style:parent-style-name="Standard">
      <style:text-properties officeooo:rsid="00528195" officeooo:paragraph-rsid="00528195"/>
    </style:style>
    <style:style style:name="P34" style:family="paragraph" style:parent-style-name="Standard">
      <style:text-properties officeooo:rsid="0053c7f1" officeooo:paragraph-rsid="00528195"/>
    </style:style>
    <style:style style:name="P35" style:family="paragraph" style:parent-style-name="Standard">
      <style:text-properties officeooo:rsid="005407fa" officeooo:paragraph-rsid="005407fa"/>
    </style:style>
    <style:style style:name="T1" style:family="text">
      <style:text-properties officeooo:rsid="001cbf26"/>
    </style:style>
    <style:style style:name="T2" style:family="text">
      <style:text-properties officeooo:rsid="0021998c"/>
    </style:style>
    <style:style style:name="T3" style:family="text">
      <style:text-properties officeooo:rsid="0026723c"/>
    </style:style>
    <style:style style:name="T4" style:family="text">
      <style:text-properties officeooo:rsid="00280768"/>
    </style:style>
    <style:style style:name="T5" style:family="text">
      <style:text-properties officeooo:rsid="002966fb"/>
    </style:style>
    <style:style style:name="T6" style:family="text">
      <style:text-properties officeooo:rsid="002ea64f"/>
    </style:style>
    <style:style style:name="T7" style:family="text">
      <style:text-properties officeooo:rsid="00336d5f"/>
    </style:style>
    <style:style style:name="T8" style:family="text">
      <style:text-properties officeooo:rsid="003629f0"/>
    </style:style>
    <style:style style:name="T9" style:family="text">
      <style:text-properties officeooo:rsid="003bb2f8"/>
    </style:style>
    <style:style style:name="T10" style:family="text">
      <style:text-properties officeooo:rsid="003dcbba"/>
    </style:style>
    <style:style style:name="T11" style:family="text">
      <style:text-properties officeooo:rsid="00422477"/>
    </style:style>
    <style:style style:name="T12" style:family="text">
      <style:text-properties officeooo:rsid="00445175"/>
    </style:style>
    <style:style style:name="T13" style:family="text">
      <style:text-properties officeooo:rsid="0049ecf3"/>
    </style:style>
    <style:style style:name="T14" style:family="text">
      <style:text-properties officeooo:rsid="004d5b72"/>
    </style:style>
    <style:style style:name="T15" style:family="text">
      <style:text-properties officeooo:rsid="004e37b9"/>
    </style:style>
    <style:style style:name="T16" style:family="text">
      <style:text-properties officeooo:rsid="00559a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2">Représentation du plateau de jeu selon les dimensions <text:span text:style-name="T1">entrées</text:span></text:p>
      <text:p text:style-name="P1"/>
      <text:p text:style-name="P2">La représentation d'un espace à deux, trois ou plus de dimensions se complexifie avec le nombre de dimensions.</text:p>
      <text:p text:style-name="P2">Nous avons choisi de représenter les plateaux à deux dimensions de manière classique, une surface avec un quadrillage. La représentation des plateaux à trois dimensions utilise une succession de plateaux à deux dimensions empilés entre lesquels on peut naviguer facilement.</text:p>
      <text:p text:style-name="P3">Pour les nombres de dimensions supérieures, nous avons fait le choix de ne pas tout représenter étant donné la difficulté de visualiser un espace à quatre dimensions pour les humains <text:span text:style-name="T2">et l'absence de conventions communément partagées sur la représentation de cet espace</text:span>.</text:p>
      <text:p text:style-name="P3"/>
      <text:p text:style-name="P6">Explications sur les axes</text:p>
      <text:p text:style-name="P3"/>
      <text:p text:style-name="P4">Plutôt que de montrer une représentation qui ne serait pas comprise par les joueurs, <text:span text:style-name="T3">nous avons opté pour un système de composantes fixes pour les dimensions non représentées. Ainsi, pour représenter un Board de dimensions (5, 5, 5, 5), on peut fixer la quatrième composante de chaque case représentée à la valeur t : les cases représentées seront celles dont les coordonnées sont (x, y, z, t) pour x, y et z entre 0 et 4, et pour t fixé. Les cases de coordonnées dont la quatrième composante n'est pas égale à t ne sont pas représentées.</text:span></text:p>
      <text:p text:style-name="P4"/>
      <text:p text:style-name="P5">Nos composants graphiques utilisent <text:span text:style-name="T4">des objets Coordinates d'une façon spéciale pour déterminer les axes et les coordonnées fixées.</text:span></text:p>
      <text:p text:style-name="P13">Dans ces coordonnées, les composantes de valeurs positives ou nulles représentent des composantes fixées <text:span text:style-name="T5">et les valeurs -1, -2, -3 désignent respectivement qu'il faut représenter les composantes correspondantes sur l'axe X (horizontal, de gauche à droite), l'axe Y (vertical, de haut en bas) ou sur l'axe Z (en profondeur, vers l'écran).</text:span></text:p>
      <text:p text:style-name="P13"/>
      <text:p text:style-name="P14">Exemple : Dans une représentation en 3 dimensions d'un Board de dimensions (5, 4, 5, 3, 6), <text:span text:style-name="T6">si on fixe l'axe à (-1, 2, -3, 1, -2). Les cases représentées seront celles de coordonnées (a, 2, b, 1, c) avec a, b et c des valeurs entières dans les limites des dimensions du Board.</text:span></text:p>
      <text:p text:style-name="P15">Chaque case sera représenté sera située à la a-ième place sur l'axe des X, la c-ième place sur l'axe des Y et la b-ième place sur l'axe des Z.</text:p>
      <text:p text:style-name="P15"/>
      <text:p text:style-name="P21">Dans la suite et dans le code source, nous appelons "axes" ces objets qui déterminent quelles composantes sont représentées sur quels axes et lesquelles sont fixées.</text:p>
      <text:p text:style-name="P15"/>
      <text:p text:style-name="P7">Représentation en deux dimensions : les GraphicBoards</text:p>
      <text:p text:style-name="P16"/>
      <text:p text:style-name="P20">Un objet GraphicBoard est un <text:span text:style-name="T9">JComponent</text:span> permettant la représentation en deux dimensions, il connaît le Board qu'il représente <text:span text:style-name="T8">ainsi qu'un axe pour déterminer quelles cases du Board il doit représenter et dans quel sens.</text:span></text:p>
      <text:p text:style-name="P20"/>
      <text:p text:style-name="P22">En plus de ça, le GraphicBoard contient deux modes d'interaction : un passif et un actif.</text:p>
      <text:p text:style-name="P22">Le mode passif répond aux clics de souris en envoyant un événement simple dont la sémantique est tout simplement "on m'a cliqué dessus".</text:p>
      <text:p text:style-name="P22">Le mode actif répond aux clics de souris par un CoordinatesEvent contenant les coordonnées de la case cliquée dans le modèle du Board. Ce ne sont pas les coordonnées "graphiques" mais bien celles correspondantes à la case du Board dont on a cliqué sur la représentation graphique.</text:p>
      <text:p text:style-name="P17"/>
      <text:p text:style-name="P9"><text:soft-page-break/>Représentation en trois dimensions : Les GraphicBoardLayers</text:p>
      <text:p text:style-name="P23">Un GraphicBoardLayer est un JPanel contenant plusieurs GraphicBoards en couches superposées.</text:p>
      <text:p text:style-name="P24">Il permet de naviguer entre ses couches de plusieurs manières : en cliquant sur la couche qu'on veut voir entièrement (elles sont toujours cliquables car la superposition est en décalé), en utilisant le slider sur le coté ou avec la molette de souris.</text:p>
      <text:p text:style-name="P24">Le GraphicBoardLayer s'assure qu'un seul GraphicBoard est en mode d'interaction actif et qu'il soit entièrement visible (en décalant ceux du dessus).</text:p>
      <text:p text:style-name="P23">Il contient également des options de changement de la représentation, comme les changements d'axes, avec des boutons radios, <text:span text:style-name="T10">et dans le cas où le Board qu'il représente contient plus de trois dimensions, il permet de fixer les composantes non représentées sur les axes.</text:span></text:p>
      <text:p text:style-name="P23"/>
      <text:p text:style-name="P25">Le GraphicBoardLayer relaie les CoordinatesEvents du GraphicBoard en mode actif.</text:p>
      <text:p text:style-name="P23"/>
      <text:p text:style-name="P8">Délégation de l'affichage spécifique : les BoardDrawer</text:p>
      <text:p text:style-name="P3"/>
      <text:p text:style-name="P18">GraphicBoard et GraphicBoardLayer sont des classes génériques, aptes à représenter les plateaux sur lesquels sont placés les navires comme les plateaux de tir. <text:span text:style-name="T7">L'affichage spécifique de chaque type de plateau ne peut donc pas être prise en charge.</text:span></text:p>
      <text:p text:style-name="P19">Cet affichage est donc délégué à des objets de type BoardDrawer, qui est une interface elle aussi générique, mais que nous avons implanté en deux classes non génériques, ShipDrawer et ShootDrawer.</text:p>
      <text:p text:style-name="P19"/>
      <text:p text:style-name="P10">La représentation des tirs : GraphicBoardShooter</text:p>
      <text:p text:style-name="P26"/>
      <text:p text:style-name="P27">Le GraphicBoardShooter contient un GraphicBoardLayer dont il récupère les CoordinatesEvents pour remplir un champ de coordonnée de tir.</text:p>
      <text:p text:style-name="P28">Il est doté d'un bouton "feu" qui s'active si les deux conditions suivantes sont remplies :</text:p>
      <text:p text:style-name="P28">- La case correspondante aux coordonnées actuelles n'a pas encore été visée.</text:p>
      <text:p text:style-name="P28">- C'est le tour du joueur (attribut booléen myTurn qui passe systématiquement à Faux après un tir, et que le contrôleur de jeu peut passer à VRAI ou FAUX) : C'est ce contrôleur (LocalController ou SuperController) qui <text:span text:style-name="T12">donne donc l'autorisation de tirer avant chaque tir.</text:span></text:p>
      <text:p text:style-name="P32"/>
      <text:p text:style-name="P32">Comme tout n'est pas forcément visible, un label indique la dernière coordonnée de tir et son effet sur <text:span text:style-name="T15">l'adversaire (s'il a touché ou coulé un navire).</text:span></text:p>
      <text:p text:style-name="P28"/>
      <text:p text:style-name="P11">La représentation des navires : GraphicShipBoard</text:p>
      <text:p text:style-name="P29"/>
      <text:p text:style-name="P30">Le GraphicShipBoard contient lui aussi un <text:span text:style-name="T11">GraphicBoardLayer dont il récupère les CoordinatesEvents </text:span>pour remplir tour à tour deux champs <text:span text:style-name="T13">de coordonnées (c'est-à-dire qu'il remplit le premier au premier événement, le second au second événement, puis de nouveau le premier, etc).</text:span></text:p>
      <text:p text:style-name="P31">Avec ces deux champs de coordonnées qui représentent les coordonnées potentielles des extrémités d'un navire, <text:span text:style-name="T14">le joueur peut essayer de placer le navire actuellement sélectionné dans la liste déroulante, s'il n'est pas déjà placé.</text:span></text:p>
      <text:p text:style-name="P33">Si les conditions d'un bon placement de navires sont réunies, le navire sera alors placé, sinon, un message s'affichera, expliquant pour quelle raison le navire n'a pas pu être placé.</text:p>
      <text:p text:style-name="P34"/>
      <text:p text:style-name="P35">Lorsque tous les navires sont placés et que le joueur clique sur le bouton "prêt", le pan<text:span text:style-name="T16">n</text:span>eau de placement des navires disparaît.</text:p>
      <text:p text:style-name="P35">Le GraphicShipBoard représente les tirs subis en plus des nav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3:57:15.141882024</meta:creation-date>
    <dc:date>2016-04-27T15:45:42.728963879</dc:date>
    <meta:editing-duration>PT1H46M46S</meta:editing-duration>
    <meta:editing-cycles>58</meta:editing-cycles>
    <meta:generator>LibreOffice/4.2.8.2$Linux_x86 LibreOffice_project/420m0$Build-2</meta:generator>
    <meta:document-statistic meta:table-count="0" meta:image-count="0" meta:object-count="0" meta:page-count="2" meta:paragraph-count="37" meta:word-count="991" meta:character-count="6205" meta:non-whitespace-character-count="5251"/>
  </office:meta>
</office:document-meta>
</file>